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5e8c1" officeooo:paragraph-rsid="0045e8c1" fo:background-color="transparent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20834d" officeooo:paragraph-rsid="001ceeef" style:letter-kerning="true" fo:background-color="#ffff00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7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7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82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83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84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8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86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87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88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9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9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91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93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94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9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96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97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98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99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00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101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2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200f" officeooo:paragraph-rsid="0046200f" fo:background-color="transparent" style:font-name-complex="Garamond" fo:hyphenate="false" fo:hyphenation-remain-char-count="2" fo:hyphenation-push-char-count="2"/>
    </style:style>
    <style:style style:name="P10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f756" officeooo:paragraph-rsid="0046f756" fo:background-color="transparent" style:font-name-complex="Garamond" fo:hyphenate="false" fo:hyphenation-remain-char-count="2" fo:hyphenation-push-char-count="2"/>
    </style:style>
    <style:style style:name="P10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7a4a9" fo:background-color="transparent" style:font-name-complex="Garamond" fo:hyphenate="false" fo:hyphenation-remain-char-count="2" fo:hyphenation-push-char-count="2"/>
    </style:style>
    <style:style style:name="P10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3e5d" fo:background-color="transparent" style:font-name-complex="Garamond" fo:hyphenate="false" fo:hyphenation-remain-char-count="2" fo:hyphenation-push-char-count="2"/>
    </style:style>
    <style:style style:name="P10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10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23cea" officeooo:paragraph-rsid="0047a4a9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11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1ceeef" fo:background-color="transparent" style:font-name-complex="Garamond" fo:hyphenate="false" fo:hyphenation-remain-char-count="2" fo:hyphenation-push-char-count="2"/>
    </style:style>
    <style:style style:name="P11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112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13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14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15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496610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officeooo:rsid="0020834d"/>
    </style:style>
    <style:style style:name="T46" style:family="text">
      <style:text-properties style:font-name="Garamond1"/>
    </style:style>
    <style:style style:name="T47" style:family="text">
      <style:text-properties officeooo:rsid="00223cea"/>
    </style:style>
    <style:style style:name="T48" style:family="text">
      <style:text-properties officeooo:rsid="002386e3"/>
    </style:style>
    <style:style style:name="T49" style:family="text">
      <style:text-properties officeooo:rsid="002659b6"/>
    </style:style>
    <style:style style:name="T50" style:family="text">
      <style:text-properties officeooo:rsid="00269993"/>
    </style:style>
    <style:style style:name="T51" style:family="text">
      <style:text-properties officeooo:rsid="0027d615"/>
    </style:style>
    <style:style style:name="T52" style:family="text">
      <style:text-properties officeooo:rsid="0029bf20"/>
    </style:style>
    <style:style style:name="T53" style:family="text">
      <style:text-properties officeooo:rsid="002bed98"/>
    </style:style>
    <style:style style:name="T54" style:family="text">
      <style:text-properties fo:font-size="15pt" style:text-underline-style="none" officeooo:rsid="0019f68e" style:font-size-asian="15pt" style:font-size-complex="15pt"/>
    </style:style>
    <style:style style:name="T55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6" style:family="text">
      <style:text-properties officeooo:rsid="002e4346"/>
    </style:style>
    <style:style style:name="T57" style:family="text">
      <style:text-properties officeooo:rsid="00316598"/>
    </style:style>
    <style:style style:name="T58" style:family="text">
      <style:text-properties officeooo:rsid="00335905"/>
    </style:style>
    <style:style style:name="T59" style:family="text">
      <style:text-properties style:font-size-asian="12pt"/>
    </style:style>
    <style:style style:name="T60" style:family="text">
      <style:text-properties officeooo:rsid="00335905" style:font-size-asian="12pt"/>
    </style:style>
    <style:style style:name="T61" style:family="text">
      <style:text-properties officeooo:rsid="003fe6a7"/>
    </style:style>
    <style:style style:name="T62" style:family="text">
      <style:text-properties officeooo:rsid="0041a146"/>
    </style:style>
    <style:style style:name="T63" style:family="text">
      <style:text-properties officeooo:rsid="0041dec8"/>
    </style:style>
    <style:style style:name="T64" style:family="text">
      <style:text-properties officeooo:rsid="00431aaa"/>
    </style:style>
    <style:style style:name="T65" style:family="text">
      <style:text-properties officeooo:rsid="0045e8c1"/>
    </style:style>
    <style:style style:name="T66" style:family="text">
      <style:text-properties officeooo:rsid="0046f756"/>
    </style:style>
    <style:style style:name="T67" style:family="text">
      <style:text-properties officeooo:rsid="0047a4a9"/>
    </style:style>
    <style:style style:name="T68" style:family="text">
      <style:text-properties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1"/>
      <text:p text:style-name="P1"/>
      <text:p text:style-name="P1"/>
      <text:p text:style-name="P1"/>
      <text:p text:style-name="P1"><text:s/></text:p>
      <text:h text:style-name="P17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Janvier 2015</text:p>
      <text:p text:style-name="P6">******** Lundi 5 Janvier ******** </text:p>
      <text:p text:style-name="P6"/>
      <text:p text:style-name="P5"/>
      <text:list xml:id="list5925278191688700941" text:style-name="L1">
        <text:list-item>
          <text:p text:style-name="P83">Mise en place du Github</text:p>
        </text:list-item>
        <text:list-item>
          <text:p text:style-name="P85">Analyse du sujet</text:p>
        </text:list-item>
        <text:list-item>
          <text:p text:style-name="P86">Ana<text:span text:style-name="T46">lyse du code source fourni :</text:span></text:p>
        </text:list-item>
      </text:list>
      <text:list xml:id="list3710864888420421956" text:style-name="L2">
        <text:list-item>
          <text:p text:style-name="P84">D<text:span text:style-name="T49">é</text:span>termination du rôle joué par chaque fichier</text:p>
        </text:list-item>
        <text:list-item>
          <text:p text:style-name="P93"><text:span text:style-name="T12">Analyse d</text:span><text:span text:style-name="T13">u mode de stockage des registres en des status du simulateur</text:span></text:p>
        </text:list-item>
        <text:list-item>
          <text:p text:style-name="P94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11154819436497" text:continue-list="list5925278191688700941" text:style-name="L1">
        <text:list-item>
          <text:p text:style-name="P95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95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4"/>
      <text:p text:style-name="P14">******** Mardi 6 Janvier ******** </text:p>
      <text:p text:style-name="P14">******** Avancement ******** </text:p>
      <text:p text:style-name="P14"/>
      <text:p text:style-name="P22"/>
      <text:p text:style-name="P18"><text:span text:style-name="T28">A</text:span>nalyse de la doc<text:span text:style-name="T29">umentation ARM_v5</text:span> <text:span text:style-name="T28">relative à :</text:span></text:p>
      <text:list xml:id="list1031857677974757264" text:style-name="L3">
        <text:list-item>
          <text:p text:style-name="P87">Mode d'adressage et fetch des instructions de la m<text:span text:style-name="T50">é</text:span>moire vers les registres.</text:p>
        </text:list-item>
        <text:list-item>
          <text:p text:style-name="P88">D<text:span text:style-name="T61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100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87">Determination des algorithmes de traitement de chaque type d'instruction :</text:p>
          <text:p text:style-name="P101">- <text:span text:style-name="T27">arm_branch_other.c<text:tab/>:</text:span><text:span text:style-name="T30"> </text:span><text:span text:style-name="T32">COUTAUD</text:span><text:span text:style-name="T34"> Ulysse</text:span></text:p>
          <text:p text:style-name="P101"><text:span text:style-name="T34">- arm_load_store.c<text:tab/><text:tab/>: </text:span><text:span text:style-name="T31">OCHIER</text:span><text:span text:style-name="T33"> Sebastien</text:span></text:p>
          <text:p text:style-name="P102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</text:p>
      <text:p text:style-name="P10">******** Mercredi 7 Janvier ******** </text:p>
      <text:p text:style-name="P10">******** Avancement ******** </text:p>
      <text:p text:style-name="P8"/>
      <text:p text:style-name="P31"><text:span text:style-name="T38">. <text:s text:c="2"/></text:span><text:span text:style-name="T54">arm_instruction :</text:span></text:p>
      <text:p text:style-name="P23"/>
      <text:p text:style-name="P50">Mise en place d<text:span text:style-name="T53">'une</text:span> première version.</text:p>
      <text:p text:style-name="P52">Elaboration de la structure du programme avec un ensemble de fonctions (non impl<text:span text:style-name="T58">an</text:span>tées).</text:p>
      <text:p text:style-name="P51">Début de l'impl<text:span text:style-name="T58">antation</text:span> des fonctions.</text:p>
      <text:p text:style-name="P35"/>
      <text:p text:style-name="P24"><text:span text:style-name="T21">. <text:s text:c="2"/></text:span><text:span text:style-name="T24">arm_data_processing :</text:span></text:p>
      <text:p text:style-name="P74"/>
      <text:p text:style-name="P43">Mise en place de l'algorithme de traitement d'instructions « data processing » :</text:p>
      <text:p text:style-name="P43">Implantation du parseur d'instruction (non exhaustif).</text:p>
      <text:p text:style-name="P43"><text:span text:style-name="T47">Réalisation de</text:span> chaque <text:span text:style-name="T47">type d'opération</text:span>.</text:p>
      <text:p text:style-name="P44">Sauvegarde des r<text:span text:style-name="T51">é</text:span>sultats de l'op<text:span text:style-name="T51">é</text:span>ration en fonction du types d'op<text:span text:style-name="T51">é</text:span>ration et du bit S (mise à jours du registre CPSR)</text:p>
      <text:p text:style-name="P39"/>
      <text:p text:style-name="P24"><text:span text:style-name="T21">. <text:s text:c="2"/></text:span><text:span text:style-name="T24">arm_load_store :</text:span></text:p>
      <text:p text:style-name="P32"/>
      <text:p text:style-name="P39">Mise en place des algorithmes du traitement des pre(post)-incr<text:span text:style-name="T51">é</text:span>ments d'adresses imm<text:span text:style-name="T51">é</text:span>diate<text:span text:style-name="T51">s</text:span>, ou par registres.</text:p>
      <text:p text:style-name="P45">Analyse de la documentation p.458 Afin de trouver des correspondances entre les différents mode d'adressages dans le but de factoriser le code.</text:p>
      <text:p text:style-name="P45">Le mode d'adressage des Loads/Stores simples est géré par le code fourni pendant cette journée.</text:p>
      <text:p text:style-name="P39"/>
      <text:p text:style-name="P29"><text:span text:style-name="T26">. <text:s text:c="2"/></text:span><text:span text:style-name="T25">arm_branch_other :</text:span></text:p>
      <text:p text:style-name="P74"/>
      <text:p text:style-name="P70"><text:tab/></text:p>
      <text:p text:style-name="P3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</text:p>
      <text:p text:style-name="P6">******** Jeudi 8 Janvier ******** </text:p>
      <text:p text:style-name="P6">******** Avancement ******** </text:p>
      <text:p text:style-name="P9"/>
      <text:p text:style-name="P30"><text:span text:style-name="T38">. <text:s text:c="2"/></text:span><text:span text:style-name="T54">arm_instruction :</text:span></text:p>
      <text:p text:style-name="P76"/>
      <text:p text:style-name="P60">Prise de décision avec les autres membres pour dé<text:span text:style-name="T57">c</text:span>ider <text:span text:style-name="T58">de </text:span>la vérification des sous catégories.</text:p>
      <text:p text:style-name="P61">Suite des <text:span text:style-name="T59">impl</text:span><text:span text:style-name="T60">antation</text:span> des fonctions.</text:p>
      <text:p text:style-name="P34"/>
      <text:p text:style-name="P25"><text:span text:style-name="T21">. <text:s text:c="2"/></text:span><text:span text:style-name="T24">arm_data_processing :</text:span></text:p>
      <text:p text:style-name="P79"/>
      <text:p text:style-name="P48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5500153257904093422" text:style-name="L4">
        <text:list-item>
          <text:p text:style-name="P96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97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38"/>
      <text:p text:style-name="P25"><text:span text:style-name="T21">. <text:s text:c="2"/></text:span><text:span text:style-name="T9">arm_load_store :</text:span></text:p>
      <text:p text:style-name="P78"/>
      <text:p text:style-name="P45">Analyse des différents cas d'adressage de la mémoire pour les Extra Loads/Stores, (utilisation de la documentation page 473 dans la section « Addressing Mode 3 – Miscellaneous Loads and Stores ».</text:p>
      <text:p text:style-name="P45">Factorisation du code visant au traitement de ces adresses.</text:p>
      <text:p text:style-name="P42">Mise en place des algorithmes des "Miscellaneous Load/Store".</text:p>
      <text:p text:style-name="P40"/>
      <text:p text:style-name="P28"><text:span text:style-name="T26">. <text:s text:c="2"/></text:span><text:span text:style-name="T8">arm_branch_other :</text:span></text:p>
      <text:p text:style-name="P33"><text:tab/></text:p>
      <text:p text:style-name="P81">Premiere implémentation de Branch et Branch and Link</text:p>
      <text:p text:style-name="P63">Implémentation de Branch Link and eXchange (sauf fonctionnalité changement de jeu d'instruction en Thumb).</text:p>
      <text:p text:style-name="P62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Vendredi 9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3">Affichage des valeurs et variables nécessaires pour le debbuging.</text:p>
      <text:p text:style-name="P53">Optimisation du code <text:span text:style-name="T56">et ajout de commentaires</text:span>.</text:p>
      <text:p text:style-name="P53">Première version stable et sans bug de arm_instruction.</text:p>
      <text:p text:style-name="P56">Premiers tests effectués (avec tests fournis).</text:p>
      <text:p text:style-name="P56"/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9">Implantation de l'interface utilisateur : Affichage du type d'op<text:span text:style-name="T52">é</text:span>ration, bit I, bit S, type de l'op<text:span text:style-name="T52">é</text:span>rande 2 et la valeur des op<text:span text:style-name="T52">é</text:span>rand<text:span text:style-name="T52">es</text:span> 1 et 2.</text:p>
      <text:p text:style-name="P49">Test de toutes les commandes de type «data_processing»</text:p>
      <text:p text:style-name="P40"/>
      <text:p text:style-name="P25"><text:span text:style-name="T21">. <text:s text:c="2"/></text:span><text:span text:style-name="T9">arm_load_store :</text:span></text:p>
      <text:p text:style-name="P42"/>
      <text:p text:style-name="P42"><text:span text:style-name="T65">Réalisation de différents tests sur les Loads/Stores simples. Résolution d'un bug d'accès aux différentes sections du code en fonction du code binaire de l'instruction, m</text:span>odification des codes conditions afin d'appliquer le bon traitement à l'adresse.</text:p>
      <text:p text:style-name="P42"/>
      <text:p text:style-name="P28"><text:span text:style-name="T26">. <text:s text:c="2"/></text:span><text:span text:style-name="T8">arm_branch_other :</text:span></text:p>
      <text:p text:style-name="P73"/>
      <text:p text:style-name="P57">Tests et corrections sur B et BL.</text:p>
      <text:p text:style-name="P57">Implémentation de l'analyse des instructions miscellaneous pour appeler les fonctions correspondantes (BLX, MSR, MRS...).</text:p>
      <text:p text:style-name="P58">Mise en place de la trace d'exécution sur B, BL et BLX.</text:p>
      <text:p text:style-name="P21"><text:tab/><text:tab/></text:p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Samedi 10 Janvier ******** </text:p>
      <text:p text:style-name="P6">******** Avancement ******** </text:p>
      <text:p text:style-name="P6"/>
      <text:p text:style-name="P80">Mise à jour du fichier «descriptif du code.odt» relatif au code de traitement d'instruction «data_processing».</text:p>
      <text:p text:style-name="P72">Mise à jour du fichier «<text:span text:style-name="T48">liste des fonctionalites</text:span>.odt» relatif au code de traitement d'instruction «data_processing».</text:p>
      <text:p text:style-name="P71">Mise à jour du fichier «<text:span text:style-name="T48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Lundi 12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68">Version finale <text:span text:style-name="T62">finie</text:span>. Passage à arm_branch_other et à arm_exception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65">Fin des test : implantation du test pour les instruction avec mise à jours du registre statuts (CPSR). <text:s text:c="2"/>Implantation du fichier «Examples/exampleDataProcessingSave.s»</text:p>
      <text:p text:style-name="P46"/>
      <text:p text:style-name="P26"><text:span text:style-name="T21">. <text:s text:c="2"/></text:span><text:span text:style-name="T9">arm_load_store :</text:span></text:p>
      <text:p text:style-name="P41"/>
      <text:p text:style-name="P103">Réalisation d'un jeu de test plus complet et plus propre afin de tester toutes les instructions demandées par le sujet. <text:span text:style-name="T67">Mise en place d'un système de traces afin de visualiser plus facilement toutes les informations nécessaires.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66">Implémentation <text:span text:style-name="T67">de l'</text:span>instruction M<text:span text:style-name="T67">RS</text:span> (depuis <text:span text:style-name="T67">un</text:span> registre et/<text:span text:style-name="T67">ou un</text:span> immédiat). <text:span text:style-name="T66">Débogage de cette instruction MRS. </text:span></text:p>
      <text:p text:style-name="P66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>Implantation du cas de l'exception : UNDEFINED_INSTRUCTION.</text:p>
      <text:p text:style-name="P67">Probléme lors du test de cette implantation : <text:span text:style-name="T63">Nous n'</text:span>arriv<text:span text:style-name="T63">ons</text:span> pas à placer le vecteur d'interruption correspondant à l'adresse 0x4</text:p>
      <text:p text:style-name="P37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******** Mardi 13 Janvier ******** </text:p>
      <text:p text:style-name="P14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7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64">******** A faire Riyane *************</text:p>
      <text:p text:style-name="P114"/>
      <text:p text:style-name="P114"><text:span text:style-name="T21">. <text:s text:c="2"/></text:span><text:span text:style-name="T9">arm_load_store :</text:span></text:p>
      <text:p text:style-name="P110"/>
      <text:p text:style-name="P105">Codage des instructions et débogage fini.</text:p>
      <text:p text:style-name="P104">Réalisation d'un jeu de test exhaustif pour toutes les instructions implémentées non demandées par le sujet.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108"><text:span text:style-name="T66">Implémentation de l'instruction non demandée MSR, utilisation de la documentation p. 226. <text:s/>Débogage de cette instruction via un système de trace personnelles permettant de visualiser les différents registres CPSR ou SPSR.</text:span></text:p>
      <text:p text:style-name="P54">Affichage des valeurs et variables nécessaires pour le debbuging.</text:p>
      <text:p text:style-name="P54">Optimisation du code <text:span text:style-name="T56">et ajout de commentaires</text:span>.</text:p>
      <text:p text:style-name="P54">Première version stable et sans bug de arm_<text:span text:style-name="T64">branch_other</text:span>.</text:p>
      <text:p text:style-name="P59">Création de tests &amp; p<text:span text:style-name="T56">remiers tests effectués </text:span>avec succès.</text:p>
      <text:p text:style-name="P59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9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******** Mercredi 14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7"/>
      <text:p text:style-name="P115"><text:span text:style-name="T21">. <text:s text:c="2"/></text:span><text:span text:style-name="T9">arm_load_store :</text:span></text:p>
      <text:p text:style-name="P111"/>
      <text:p text:style-name="P107">Codage des instructions et débogage fini.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55">Création de nouveaux tests pour couvrir une plus large plage de commande.</text:p>
      <text:p text:style-name="P55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9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******** Jeudi 15 Janvier ******** </text:p>
      <text:p text:style-name="P6">******** Avancement ******** </text:p>
      <text:p text:style-name="P11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105">Codage des instructions et débogage fini.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47">******** <text:span text:style-name="T37">A ULYSSE*************</text:span></text:p>
      <text:p text:style-name="P47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******** Vendredi 16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106">Codage des instructions et débogage fini.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47">******** <text:span text:style-name="T37">A ULYSSE*************</text:span></text:p>
      <text:p text:style-name="P47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46M56S</meta:editing-duration>
    <dc:date>2015-01-14T11:11:53.988622285</dc:date>
    <meta:editing-cycles>43</meta:editing-cycles>
    <meta:generator>LibreOffice/4.2.4.2$Linux_X86_64 LibreOffice_project/420m0$Build-2</meta:generator>
    <dc:creator>ochiers </dc:creator>
    <meta:document-statistic meta:table-count="0" meta:image-count="0" meta:object-count="0" meta:page-count="12" meta:paragraph-count="147" meta:word-count="1050" meta:character-count="7208" meta:non-whitespace-character-count="6206"/>
  </office:meta>
</office:document-meta>
</file>